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heads_20_1" draw:marker-end-width="0.102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1.4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4cm" fo:min-width="1.454cm"/>
    </style:style>
    <style:style style:name="gr7" style:family="graphic" style:parent-style-name="standard">
      <style:graphic-properties draw:marker-end="Arrow" draw:marker-end-width="0.152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0cm" fo:min-width="2.778cm" draw:shadow-offset-x="0.305cm" draw:shadow-offset-y="0.305cm"/>
    </style:style>
    <style:style style:name="gr10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0000" draw:fill-hatch-name="Black_20_45_20_Degrees" draw:fill-hatch-solid="false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3" style:family="graphic" style:parent-style-name="standard">
      <style:graphic-properties draw:stroke="dash" draw:stroke-dash="_33__20_Dashes_20_3_20_Dots_20__28_var_29_" draw:textarea-horizontal-align="center" draw:textarea-vertical-align="middle"/>
    </style:style>
    <style:style style:name="gr14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15" style:family="graphic" style:parent-style-name="standard">
      <style:graphic-properties draw:stroke="none" draw:fill="none" fo:min-height="4.584cm"/>
    </style:style>
    <style:style style:name="gr16" style:family="graphic" style:parent-style-name="standard" style:list-style-name="L2">
      <style:graphic-properties draw:stroke="none" svg:stroke-color="#000000" draw:fill="none" draw:fill-color="#ffffff" fo:min-height="0.385cm"/>
    </style:style>
    <style:style style:name="gr17" style:family="graphic" style:parent-style-name="standard" style:list-style-name="L3">
      <style:graphic-properties draw:stroke="none" svg:stroke-width="0.051cm" svg:stroke-color="#000000" draw:marker-start-width="0.276cm" draw:marker-end-width="0.276cm" draw:fill="none" draw:fill-color="#ffffff" fo:min-height="4.195cm"/>
    </style:style>
    <style:style style:name="gr18" style:family="graphic" style:parent-style-name="standard" style:list-style-name="L2">
      <style:graphic-properties draw:stroke="none" svg:stroke-color="#000000" draw:fill="none" draw:fill-color="#ffffff" fo:min-height="0.385cm"/>
    </style:style>
    <style:style style:name="gr19" style:family="graphic" style:parent-style-name="standard" style:list-style-name="L2">
      <style:graphic-properties draw:stroke="none" svg:stroke-color="#000000" draw:fill="none" draw:fill-color="#ffffff" fo:min-height="1.27cm"/>
    </style:style>
    <style:style style:name="gr20" style:family="graphic" style:parent-style-name="standard" style:list-style-name="L2">
      <style:graphic-properties draw:stroke="none" svg:stroke-color="#000000" draw:fill="none" draw:fill-color="#ffffff" fo:min-height="1.905cm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95cm" svg:height="0.607cm" svg:x="-0.13cm" svg:y="1.138cm">
          <draw:text-box>
            <text:p><text:span text:style-name="T1">Trans Start</text:span></text:p>
          </draw:text-box>
        </draw:frame>
        <draw:frame draw:style-name="gr1" draw:text-style-name="P1" draw:layer="layout" svg:width="1.789cm" svg:height="0.607cm" svg:x="-0.129cm" svg:y="3.839cm">
          <draw:text-box>
            <text:p><text:span text:style-name="T1">Trans End</text:span></text:p>
          </draw:text-box>
        </draw:frame>
        <draw:line draw:style-name="gr2" draw:text-style-name="P2" draw:layer="layout" svg:x1="0.74cm" svg:y1="1.77cm" svg:x2="0.74cm" svg:y2="3.802cm">
          <text:p/>
        </draw:line>
        <draw:custom-shape draw:style-name="gr3" draw:text-style-name="P2" draw:layer="layout" svg:width="0.635cm" svg:height="0.635cm" svg:x="1.745cm" svg:y="1.2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2.346cm" svg:y="1.2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2.947cm" svg:y="1.23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75cm" svg:height="0.607cm" svg:x="3.425cm" svg:y="1.263cm">
          <draw:text-box>
            <text:p><text:span text:style-name="T2">Page Fault</text:span></text:p>
          </draw:text-box>
        </draw:frame>
        <draw:frame draw:style-name="gr5" draw:text-style-name="P4" draw:layer="layout" svg:width="2.589cm" svg:height="0.963cm" svg:x="4.791cm" svg:y="0.68cm">
          <draw:text-box>
            <text:p text:style-name="P2"><text:span text:style-name="T1">Private</text:span></text:p>
            <text:p text:style-name="P2"><text:span text:style-name="T1"><text:s/></text:span><text:span text:style-name="T1">Working Copy</text:span></text:p>
          </draw:text-box>
        </draw:frame>
        <draw:frame draw:style-name="gr1" draw:text-style-name="P4" draw:layer="layout" svg:width="1.895cm" svg:height="0.963cm" svg:x="8.171cm" svg:y="0.64cm">
          <draw:text-box>
            <text:p text:style-name="P2"><text:span text:style-name="T1">Original </text:span><text:span text:style-name="T1"><text:line-break/></text:span><text:span text:style-name="T1"> Twin Page</text:span></text:p>
          </draw:text-box>
        </draw:frame>
        <draw:frame draw:style-name="gr6" draw:text-style-name="P4" draw:layer="layout" svg:width="2.589cm" svg:height="0.607cm" svg:x="1.392cm" svg:y="0.581cm">
          <draw:text-box>
            <text:p text:style-name="P2"><text:span text:style-name="T1">Shared Mapping</text:span></text:p>
          </draw:text-box>
        </draw:frame>
        <draw:custom-shape draw:style-name="gr3" draw:text-style-name="P2" draw:layer="layout" svg:width="0.635cm" svg:height="0.635cm" svg:x="5.046cm" svg:y="1.5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5.647cm" svg:y="1.5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6.248cm" svg:y="1.5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8.246cm" svg:y="1.5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8.847cm" svg:y="1.5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9.448cm" svg:y="1.538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903cm" svg:y1="1.702cm" svg:x2="8.173cm" svg:y2="1.702cm">
          <text:p/>
        </draw:line>
        <draw:line draw:style-name="gr8" draw:text-style-name="P2" draw:layer="layout" svg:x1="4.185cm" svg:y1="0.435cm" svg:x2="4.185cm" svg:y2="4.753cm">
          <text:p/>
        </draw:line>
        <draw:frame draw:style-name="gr9" draw:text-style-name="P5" draw:layer="layout" svg:width="2.54cm" svg:height="0.692cm" svg:x="6.19cm" svg:y="0.042cm">
          <draw:text-box>
            <text:p text:style-name="P2"><text:span text:style-name="T3"><text:s text:c="2"/></text:span><text:span text:style-name="T3">Process</text:span></text:p>
          </draw:text-box>
        </draw:frame>
        <draw:custom-shape draw:style-name="gr3" draw:text-style-name="P2" draw:layer="layout" svg:width="0.635cm" svg:height="0.635cm" svg:x="5.048cm" svg:y="2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0.635cm" svg:x="5.649cm" svg:y="2.9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35cm" svg:height="0.635cm" svg:x="6.25cm" svg:y="2.942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7.4cm" svg:y1="0.871cm" svg:x2="7.4cm" svg:y2="4.427cm">
          <text:p/>
        </draw:line>
        <draw:custom-shape draw:style-name="gr3" draw:text-style-name="P2" draw:layer="layout" svg:width="0.635cm" svg:height="0.635cm" svg:x="8.247cm" svg:y="2.9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8.748cm" svg:y="2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9.349cm" svg:y="2.939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6.85cm" svg:y1="3.253cm" svg:x2="8.12cm" svg:y2="3.253cm">
          <text:p/>
        </draw:line>
        <draw:frame draw:style-name="gr4" draw:text-style-name="P3" draw:layer="layout" svg:width="1.675cm" svg:height="0.607cm" svg:x="6.728cm" svg:y="2.965cm">
          <draw:text-box>
            <text:p><text:span text:style-name="T2">Compare</text:span></text:p>
          </draw:text-box>
        </draw:frame>
        <draw:line draw:style-name="gr14" draw:text-style-name="P2" draw:layer="layout" svg:x1="2.105cm" svg:y1="3.985cm" svg:x2="9.725cm" svg:y2="3.985cm">
          <text:p/>
        </draw:line>
        <draw:custom-shape draw:style-name="gr3" draw:text-style-name="P2" draw:layer="layout" svg:width="0.635cm" svg:height="0.635cm" svg:x="1.849cm" svg:y="4.2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0.635cm" svg:x="2.45cm" svg:y="4.2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35cm" svg:height="0.635cm" svg:x="3.051cm" svg:y="4.24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317cm" svg:y1="3.585cm" svg:x2="3.65cm" svg:y2="4.322cm">
          <text:p/>
        </draw:line>
        <draw:frame draw:style-name="gr4" draw:text-style-name="P3" draw:layer="layout" svg:width="1.763cm" svg:height="0.607cm" svg:x="4.127cm" svg:y="3.764cm">
          <draw:text-box>
            <text:p><text:span text:style-name="T2">Commit</text:span></text:p>
          </draw:text-box>
        </draw:frame>
        <draw:line draw:style-name="gr7" draw:text-style-name="P2" draw:layer="layout" svg:x1="3.599cm" svg:y1="1.735cm" svg:x2="5.072cm" svg:y2="1.735cm">
          <text:p/>
        </draw:line>
      </draw:page>
      <draw:page draw:name="page2" draw:style-name="dp1" draw:master-page-name="Default">
        <draw:frame draw:style-name="gr15" draw:layer="layout" svg:width="21.669cm" svg:height="6.547cm" svg:x="-0.079cm" svg:y="0cm">
          <draw:text-box>
            <text:p>Title: <text:span text:style-name="T4">Detecting and Eliminating False Sharing</text:span></text:p>
            <text:p>Author: Tongping Liu</text:p>
            <text:p>Advisor: Emery Berger</text:p>
            <text:p>University: University of Massachusetts Amherst</text:p>
            <text:p>Theme name:</text:p>
            <text:p>Task number: </text:p>
            <text:p>picture(s) of poster author(s) </text:p>
            <text:p>laminate</text:p>
          </draw:text-box>
        </draw:frame>
      </draw:page>
      <draw:page draw:name="page3" draw:style-name="dp1" draw:master-page-name="Default">
        <draw:frame draw:style-name="gr16" draw:layer="layout" svg:width="12.7cm" svg:height="1.038cm" svg:x="8.89cm" svg:y="0.635cm">
          <draw:text-box>
            <text:p>Previous tools to detect false sharing</text:p>
          </draw:text-box>
        </draw:frame>
        <draw:frame draw:style-name="gr17" draw:layer="layout" svg:width="13.335cm" svg:height="7.334cm" svg:x="6.985cm" svg:y="1.556cm">
          <draw:text-box>
            <text:p>Binary Instrumentation Tool:</text:p>
            <text:p>200X slowdown, False Positives</text:p>
            <text:p/>
            <text:p>Hardware Performance Counter:</text:p>
            <text:p>Imprecision, False Postives</text:p>
            <text:p/>
            <text:p>Our approach:</text:p>
            <text:p>No false positives, Precision, Good Performance</text:p>
          </draw:text-box>
        </draw:frame>
        <draw:frame draw:style-name="gr18" draw:layer="layout" svg:width="6.985cm" svg:height="1.038cm" svg:x="0cm" svg:y="0.867cm">
          <draw:text-box>
            <text:p>What is false sharing?</text:p>
          </draw:text-box>
        </draw:frame>
      </draw:page>
      <draw:page draw:name="page4" draw:style-name="dp1" draw:master-page-name="Default">
        <draw:frame draw:style-name="gr19" draw:layer="layout" svg:width="14.605cm" svg:height="7.334cm" svg:x="4.445cm" svg:y="0.635cm">
          <draw:text-box>
            <text:p>* Process as Threads, writing on private copy won't affect those shared mapping – tolerate false sharing problem.</text:p>
            <text:p>* Transaction idea, extends framework to general multi-threaded program.</text:p>
            <text:p>* Sampling mechanism, help to find those modification of one long transaction.</text:p>
            <text:p/>
            <text:p/>
          </draw:text-box>
        </draw:frame>
      </draw:page>
      <draw:page draw:name="page5" draw:style-name="dp1" draw:master-page-name="Default">
        <draw:frame draw:style-name="gr20" draw:layer="layout" svg:width="5.715cm" svg:height="2.612cm" svg:x="5.08cm" svg:y="1.27cm">
          <draw:text-box>
            <text:p>Evaluation Results (figure from paper)</text:p>
          </draw:text-box>
        </draw:frame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nyliu </meta:initial-creator>
    <meta:creation-date>2010-07-20T09:11:30</meta:creation-date>
    <meta:generator>OpenOffice.org/3.1$Linux OpenOffice.org_project/310m19$Build-9420</meta:generator>
    <dc:date>2011-01-11T19:07:15</dc:date>
    <dc:creator>tonyliu </dc:creator>
    <meta:editing-duration>PT25H29M05S</meta:editing-duration>
    <meta:editing-cycles>18</meta:editing-cycles>
    <meta:document-statistic meta:object-count="41"/>
  </office:meta>
</office:document-meta>
</file>